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4445e" officeooo:paragraph-rsid="002e965c"/>
    </style:style>
    <style:style style:name="P8" style:family="paragraph" style:parent-style-name="Text_20_body">
      <style:text-properties style:font-name="Cantarell" officeooo:rsid="00151f09" officeooo:paragraph-rsid="00151f09"/>
    </style:style>
    <style:style style:name="P9" style:family="paragraph" style:parent-style-name="Text_20_body">
      <style:text-properties style:font-name="Cantarell" officeooo:rsid="00151f09" officeooo:paragraph-rsid="00170e27"/>
    </style:style>
    <style:style style:name="P10" style:family="paragraph" style:parent-style-name="Text_20_body">
      <style:text-properties style:font-name="Cantarell" officeooo:rsid="001a79f7" officeooo:paragraph-rsid="0014445e"/>
    </style:style>
    <style:style style:name="P11" style:family="paragraph" style:parent-style-name="Text_20_body">
      <style:text-properties style:font-name="Cantarell" officeooo:rsid="00145039" officeooo:paragraph-rsid="00145039"/>
    </style:style>
    <style:style style:name="P12" style:family="paragraph" style:parent-style-name="Text_20_body">
      <style:text-properties style:font-name="Cantarell" officeooo:paragraph-rsid="002e284f"/>
    </style:style>
    <style:style style:name="P13" style:family="paragraph" style:parent-style-name="Text_20_body">
      <style:text-properties officeooo:paragraph-rsid="000fdee7"/>
    </style:style>
    <style:style style:name="P14" style:family="paragraph" style:parent-style-name="Text_20_body">
      <style:text-properties officeooo:paragraph-rsid="0014445e"/>
    </style:style>
    <style:style style:name="P15" style:family="paragraph" style:parent-style-name="Text_20_body">
      <style:text-properties officeooo:paragraph-rsid="00145039"/>
    </style:style>
    <style:style style:name="P16" style:family="paragraph" style:parent-style-name="Text_20_body">
      <style:text-properties officeooo:paragraph-rsid="00151f09"/>
    </style:style>
    <style:style style:name="P17" style:family="paragraph" style:parent-style-name="Text_20_body">
      <style:text-properties officeooo:paragraph-rsid="00170e27"/>
    </style:style>
    <style:style style:name="P18" style:family="paragraph" style:parent-style-name="Text_20_body">
      <style:text-properties officeooo:paragraph-rsid="001a79f7"/>
    </style:style>
    <style:style style:name="P19" style:family="paragraph" style:parent-style-name="Text_20_body">
      <style:text-properties style:font-name="Source Code Pro Medium" officeooo:rsid="00033b0c" officeooo:paragraph-rsid="002e284f"/>
    </style:style>
    <style:style style:name="P20" style:family="paragraph" style:parent-style-name="Text_20_body">
      <style:text-properties officeooo:rsid="00021384" officeooo:paragraph-rsid="002e284f"/>
    </style:style>
    <style:style style:name="P21" style:family="paragraph" style:parent-style-name="Text_20_body">
      <style:text-properties officeooo:paragraph-rsid="002e284f"/>
    </style:style>
    <style:style style:name="P22" style:family="paragraph" style:parent-style-name="Text_20_body">
      <style:text-properties officeooo:paragraph-rsid="002e965c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break-before="page"/>
      <style:text-properties officeooo:paragraph-rsid="001a79f7"/>
    </style:style>
    <style:style style:name="P28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29" style:family="paragraph" style:parent-style-name="Heading_20_1">
      <style:text-properties officeooo:paragraph-rsid="00021384"/>
    </style:style>
    <style:style style:name="P30" style:family="paragraph" style:parent-style-name="Heading_20_1">
      <style:text-properties officeooo:paragraph-rsid="00151f09"/>
    </style:style>
    <style:style style:name="P31" style:family="paragraph" style:parent-style-name="Heading_20_1">
      <style:text-properties officeooo:paragraph-rsid="00170e27"/>
    </style:style>
    <style:style style:name="P32" style:family="paragraph" style:parent-style-name="Text_20_body">
      <style:text-properties officeooo:paragraph-rsid="00114ce7"/>
    </style:style>
    <style:style style:name="P33" style:family="paragraph" style:parent-style-name="Text_20_body">
      <style:text-properties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2fd234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1384" style:font-weight-asian="bold" style:font-weight-complex="bold"/>
    </style:style>
    <style:style style:name="T9" style:family="text">
      <style:text-properties fo:font-weight="bold" officeooo:rsid="000fdee7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bold" style:font-weight-asian="bold" style:font-weight-complex="bold"/>
    </style:style>
    <style:style style:name="T12" style:family="text">
      <style:text-properties style:font-name="Cantarell" fo:font-weight="bold" officeooo:rsid="00021384" style:font-weight-asian="bold" style:font-weight-complex="bold"/>
    </style:style>
    <style:style style:name="T13" style:family="text">
      <style:text-properties style:font-name="Cantarell" fo:font-weight="bold" officeooo:rsid="0014445e" style:font-weight-asian="bold" style:font-weight-complex="bold"/>
    </style:style>
    <style:style style:name="T14" style:family="text">
      <style:text-properties style:font-name="Cantarell" fo:font-weight="bold" officeooo:rsid="001a79f7" style:font-weight-asian="bold" style:font-weight-complex="bold"/>
    </style:style>
    <style:style style:name="T15" style:family="text">
      <style:text-properties style:font-name="Cantarell" officeooo:rsid="00021384"/>
    </style:style>
    <style:style style:name="T16" style:family="text">
      <style:text-properties style:font-name="Cantarell" officeooo:rsid="0006203b"/>
    </style:style>
    <style:style style:name="T17" style:family="text">
      <style:text-properties style:font-name="Cantarell" officeooo:rsid="000fdee7"/>
    </style:style>
    <style:style style:name="T18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19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0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2fd234" style:font-size-asian="14pt" style:font-weight-asian="bold" style:font-size-complex="14pt" style:font-weight-complex="bold"/>
    </style:style>
    <style:style style:name="T24" style:family="text">
      <style:text-properties style:font-name="Cantarell" officeooo:rsid="00114ce7"/>
    </style:style>
    <style:style style:name="T25" style:family="text">
      <style:text-properties style:font-name="Cantarell" officeooo:rsid="0014445e"/>
    </style:style>
    <style:style style:name="T26" style:family="text">
      <style:text-properties style:font-name="Cantarell" officeooo:rsid="00145039"/>
    </style:style>
    <style:style style:name="T27" style:family="text">
      <style:text-properties style:font-name="Cantarell" officeooo:rsid="00162b46"/>
    </style:style>
    <style:style style:name="T28" style:family="text">
      <style:text-properties style:font-name="Cantarell" officeooo:rsid="001a79f7"/>
    </style:style>
    <style:style style:name="T29" style:family="text">
      <style:text-properties style:font-name="Cantarell" officeooo:rsid="002b8b90"/>
    </style:style>
    <style:style style:name="T30" style:family="text">
      <style:text-properties style:font-name="Cantarell" officeooo:rsid="002e284f"/>
    </style:style>
    <style:style style:name="T31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32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33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4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5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6" style:family="text">
      <style:text-properties style:font-name="Cantarell" officeooo:rsid="002fd234"/>
    </style:style>
    <style:style style:name="T37" style:family="text">
      <style:text-properties officeooo:rsid="0005c8c9"/>
    </style:style>
    <style:style style:name="T38" style:family="text">
      <style:text-properties officeooo:rsid="00085bdb"/>
    </style:style>
    <style:style style:name="T39" style:family="text">
      <style:text-properties officeooo:rsid="000fdee7"/>
    </style:style>
    <style:style style:name="T40" style:family="text">
      <style:text-properties fo:font-weight="normal" officeooo:rsid="000fdee7" style:font-weight-asian="normal" style:font-weight-complex="normal"/>
    </style:style>
    <style:style style:name="T41" style:family="text">
      <style:text-properties fo:font-weight="normal" officeooo:rsid="002fd234" style:font-weight-asian="normal" style:font-weight-complex="normal"/>
    </style:style>
    <style:style style:name="T42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officeooo:rsid="001274e8"/>
    </style:style>
    <style:style style:name="T45" style:family="text">
      <style:text-properties officeooo:rsid="0014445e"/>
    </style:style>
    <style:style style:name="T46" style:family="text">
      <style:text-properties officeooo:rsid="00151f09"/>
    </style:style>
    <style:style style:name="T47" style:family="text">
      <style:text-properties officeooo:rsid="00170e27"/>
    </style:style>
    <style:style style:name="T48" style:family="text">
      <style:text-properties officeooo:rsid="00254d85"/>
    </style:style>
    <style:style style:name="T49" style:family="text">
      <style:text-properties officeooo:rsid="002e284f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officeooo:rsid="002fd2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9" text:outline-level="1"><text:span text:style-name="T38">1 </text:span><text:span text:style-name="T37">FIELD SEQ</text:span><text:span text:style-name="T45">UENCE</text:span> DEFINITION</text:h>
      <text:p text:style-name="P1"/>
      <text:p text:style-name="P1"><text:span text:style-name="T15">A field seq is a</text:span><text:span text:style-name="T16">n</text:span><text:span text:style-name="T15"> array containing </text:span><text:span text:style-name="T17">triplets</text:span></text:p>
      <text:p text:style-name="P13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5">Field </text:span><text:span text:style-name="T17">ID is a</text:span><text:span text:style-name="T15"> </text:span><text:span text:style-name="T12">String</text:span></text:p>
      <text:h text:style-name="Heading_20_2" text:outline-level="2">1.2 TYPE</text:h>
      <text:p text:style-name="P2">The type can be one out of a finite number of possibilities </text:p>
      <text:p text:style-name="P19">#{::<text:span text:style-name="T39">bool </text:span>::i8 ::u8 ::i16 ::u16 ::i32 ::u32 ::i64 ::u64 ::r32 ::r64 </text:p>
      <text:p text:style-name="P19"><text:s text:c="2"/>::<text:span text:style-name="T39">str</text:span> ::<text:span text:style-name="T44">struct </text:span>::<text:span text:style-name="T39">padding</text:span>}</text:p>
      <text:p text:style-name="P20"><text:span text:style-name="T11">:</text:span><text:span text:style-name="T6">:</text:span><text:span text:style-name="T11">i/u </text:span><text:span text:style-name="T10">types correspond to signed/unsigned integers</text:span> <text:span text:style-name="T10">8,16,32, or 64 bit</text:span></text:p>
      <text:p text:style-name="P3"><text:span text:style-name="T7">:</text:span><text:span text:style-name="T6">:</text:span><text:span text:style-name="T7">r </text:span>types correspond to real numbers 32 or 64 bit</text:p>
      <text:p text:style-name="P12"><text:span text:style-name="T8">:</text:span><text:span text:style-name="T6">:</text:span><text:span text:style-name="T9">str </text:span><text:span text:style-name="T40">corresponds to </text:span><text:span text:style-name="T41">string</text:span></text:p>
      <text:p text:style-name="P21"><text:span text:style-name="T12">:</text:span><text:span text:style-name="T6">:</text:span><text:span text:style-name="T13">struct</text:span><text:span text:style-name="T12"> </text:span><text:span text:style-name="T15">correspond to </text:span><text:span text:style-name="T25">a embedded STRUCT/UDT</text:span></text:p>
      <text:p text:style-name="P21"><text:span text:style-name="T12">:</text:span><text:span text:style-name="T6">:</text:span><text:span text:style-name="T12">p</text:span><text:span text:style-name="T13">adding </text:span><text:span text:style-name="T15">correspond to </text:span><text:span text:style-name="T25">padding (</text:span><text:span text:style-name="T27">not a field so FID is ignored and should be empty string</text:span><text:span text:style-name="T25">)</text:span></text:p>
      <text:p text:style-name="P21"><text:span text:style-name="T13">:</text:span><text:span text:style-name="T6">:</text:span><text:span text:style-name="T14">bool </text:span><text:span text:style-name="T28">correponds to a boolean (true/false) value</text:span></text:p>
      <text:p text:style-name="P10"/>
      <text:p text:style-name="P28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6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32"><text:span text:style-name="T18"/></text:p>
      <text:p text:style-name="P32"><text:span text:style-name="T18">1.3.</text:span><text:span text:style-name="T19">2</text:span><text:span text:style-name="T18"> </text:span><text:span text:style-name="T19">String</text:span></text:p>
      <text:p text:style-name="P34"><text:span text:style-name="T32">Variable length string (delimited with \0)</text:span></text:p>
      <text:p text:style-name="P33"><text:span text:style-name="T10">[“ID” ::str ] (C1|C2|...|\0)</text:span></text:p>
      <text:p text:style-name="P34"><text:span text:style-name="T31">F</text:span><text:span text:style-name="T32">ixed length string (zeros to fill up length)</text:span></text:p>
      <text:p text:style-name="P34"><text:span text:style-name="T33">[“ID” ::str </text:span><text:span text:style-name="T34">{::</text:span><text:span text:style-name="T35">len</text:span><text:span text:style-name="T34"> </text:span><text:span text:style-name="T33">value</text:span><text:span text:style-name="T34">}</text:span><text:span text:style-name="T33">]</text:span><text:span text:style-name="T17"> </text:span><text:span text:style-name="T36">(C1|C2|..|Cn|\0|\0|...|\0)</text:span></text:p>
      <text:p text:style-name="P34"><text:span text:style-name="T32">Prefixed length string</text:span></text:p>
      <text:p text:style-name="P34"><text:span text:style-name="T33">[“ID” ::str </text:span><text:span text:style-name="T34">{::</text:span><text:span text:style-name="T33">pfx</text:span><text:span text:style-name="T34"> </text:span><text:span text:style-name="T33">::i8|::16::i32</text:span><text:span text:style-name="T34">}</text:span><text:span text:style-name="T33">] (L1|L2|..|C1|C2|...|Cn)</text:span><text:span text:style-name="T17"> </text:span></text:p>
      <text:p text:style-name="P5"/>
      <text:p text:style-name="P14"><text:span text:style-name="T18">1.3.</text:span><text:span text:style-name="T20">4</text:span><text:span text:style-name="T18"> </text:span><text:span text:style-name="T20">STRUCT</text:span></text:p>
      <text:p text:style-name="P22"><text:span text:style-name="T17">{</text:span><text:span text:style-name="T50">:</text:span><text:span text:style-name="T17">:</text:span><text:span text:style-name="T25">id “STRUCT_ID”</text:span><text:span text:style-name="T17"> :</text:span><text:span text:style-name="T25">fields [...] </text:span><text:span text:style-name="T17">}</text:span></text:p>
      <text:p text:style-name="P22"><text:span text:style-name="T17">:</text:span><text:span text:style-name="T50">:</text:span><text:span text:style-name="T25">id =&gt; String with the name/ID of this STRUCT</text:span></text:p>
      <text:p text:style-name="P7">:<text:span text:style-name="T50">:</text:span>fields =&gt; recursive field sequence following the same rules exposed here</text:p>
      <text:p text:style-name="P5"/>
      <text:p text:style-name="P15"><text:span text:style-name="T18">1.3.</text:span><text:span text:style-name="T21">5</text:span><text:span text:style-name="T18"> </text:span><text:span text:style-name="T21">PADDING</text:span></text:p>
      <text:p text:style-name="P15"><text:span text:style-name="T17">{::</text:span><text:span text:style-name="T26">len integer-value</text:span><text:span text:style-name="T25"> </text:span><text:span text:style-name="T17">} </text:span><text:span text:style-name="T26">=&gt; number of padding bytes</text:span></text:p>
      <text:p text:style-name="P11"/>
      <text:p text:style-name="P11"/>
      <text:p text:style-name="P27"><text:span text:style-name="T18">1.3.</text:span><text:span text:style-name="T22">6</text:span><text:span text:style-name="T18"> </text:span><text:span text:style-name="T22">BOOL</text:span></text:p>
      <text:p text:style-name="P18"><text:span text:style-name="T17">{::</text:span><text:span text:style-name="T28">packed</text:span><text:span text:style-name="T26"> </text:span><text:span text:style-name="T25"><text:s/></text:span><text:span text:style-name="T28">false|true :bit int-value</text:span><text:span text:style-name="T17">} </text:span><text:span text:style-name="T26">=&gt; </text:span><text:span text:style-name="T28">packed bool (several bits in a single value)</text:span></text:p>
      <text:p text:style-name="P5"/>
      <text:h text:style-name="P30" text:outline-level="1"><text:span text:style-name="T46">2</text:span><text:span text:style-name="T38"> </text:span><text:span text:style-name="T42">FIELD SEQUENCE READ RESULT / WRITE DATA</text:span></text:h>
      <text:p text:style-name="P16"/>
      <text:p text:style-name="P8"><text:span text:style-name="T39">T</text:span>he result of a read or the input for a write is a map {:field “ID” :value data}</text:p>
      <text:p text:style-name="P8">In case of STRUCT the data is a nested map</text:p>
      <text:p text:style-name="P16"/>
      <text:h text:style-name="P31" text:outline-level="1"><text:span text:style-name="T47">3</text:span><text:span text:style-name="T38"> </text:span><text:span text:style-name="T43">EXAMPLES</text:span></text:h>
      <text:p text:style-name="P17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CASE</text:p>
          </table:table-cell>
          <table:table-cell table:style-name="Table1.A1" office:value-type="string">
            <text:p text:style-name="P23">EXAMPLE</text:p>
          </table:table-cell>
        </table:table-row>
        <table:table-row table:style-name="Table1.1">
          <table:table-cell table:style-name="Table1.A2" office:value-type="string">
            <text:p text:style-name="P24">Single primitive field</text:p>
          </table:table-cell>
          <table:table-cell table:style-name="Table1.A2" office:value-type="string">
            <text:p text:style-name="P25">[ [“F1” ::i16] ]</text:p>
          </table:table-cell>
        </table:table-row>
        <table:table-row table:style-name="Table1.1">
          <table:table-cell table:style-name="Table1.A3" office:value-type="string">
            <text:p text:style-name="P24">Primitive field fixed array</text:p>
          </table:table-cell>
          <table:table-cell table:style-name="Table1.A3" office:value-type="string">
            <text:p text:style-name="P25">[ [“F1” ::i16 { ::rank 8 } ]</text:p>
          </table:table-cell>
        </table:table-row>
        <table:table-row table:style-name="Table1.1">
          <table:table-cell table:style-name="Table1.A2" office:value-type="string">
            <text:p text:style-name="P26">Primitive field dyn array</text:p>
          </table:table-cell>
          <table:table-cell table:style-name="Table1.A2" office:value-type="string">
            <text:p text:style-name="P25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24">Fixed string</text:p>
          </table:table-cell>
          <table:table-cell table:style-name="Table1.A3" office:value-type="string">
            <text:p text:style-name="P25">[ [“F1” ::str { ::len 8 } ]</text:p>
          </table:table-cell>
        </table:table-row>
        <table:table-row table:style-name="Table1.1">
          <table:table-cell table:style-name="Table1.A2" office:value-type="string">
            <text:p text:style-name="P26">Dynamic string</text:p>
          </table:table-cell>
          <table:table-cell table:style-name="Table1.A2" office:value-type="string">
            <text:p text:style-name="P25">[ [“F1” ::pstr { ::<text:span text:style-name="T49">pfx</text:span> ::u8 } ]</text:p>
          </table:table-cell>
        </table:table-row>
        <table:table-row table:style-name="Table1.1">
          <table:table-cell table:style-name="Table1.A3" office:value-type="string">
            <text:p text:style-name="P24">Fixed string array</text:p>
          </table:table-cell>
          <table:table-cell table:style-name="Table1.A3" office:value-type="string">
            <text:p text:style-name="P25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26">Dyn string dyn array</text:p>
          </table:table-cell>
          <table:table-cell table:style-name="Table1.A2" office:value-type="string">
            <text:p text:style-name="P25">[ [“F1” ::pstr { ::rank ::u16 ::<text:span text:style-name="T49">pfx</text:span> ::u8 } ]</text:p>
          </table:table-cell>
        </table:table-row>
        <table:table-row table:style-name="Table1.1">
          <table:table-cell table:style-name="Table1.A3" office:value-type="string">
            <text:p text:style-name="P24">Structure</text:p>
          </table:table-cell>
          <table:table-cell table:style-name="Table1.A3" office:value-type="string">
            <text:p text:style-name="P25">[ [“F1” ::struct { ::id “STRUCT1” ::fields [ [“F1” ::bool<text:span text:style-name="T48">8</text:span>] [“F2” ::i16] ]</text:p>
          </table:table-cell>
        </table:table-row>
        <table:table-row table:style-name="Table1.1">
          <table:table-cell table:style-name="Table1.A10" office:value-type="string">
            <text:p text:style-name="P24"/>
          </table:table-cell>
          <table:table-cell table:style-name="Table1.B10">
            <text:p text:style-name="P2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7-07T18:21:40.467920160</dc:date>
    <meta:editing-duration>PT9H46M34S</meta:editing-duration>
    <meta:editing-cycles>38</meta:editing-cycles>
    <meta:generator>LibreOffice/6.4.4.2$Linux_X86_64 LibreOffice_project/40$Build-2</meta:generator>
    <meta:document-statistic meta:table-count="1" meta:image-count="0" meta:object-count="0" meta:page-count="3" meta:paragraph-count="58" meta:word-count="384" meta:character-count="2162" meta:non-whitespace-character-count="1830"/>
  </office:meta>
</office:document-meta>
</file>